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 pai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lta E</text:p>
          </table:table-cell>
          <table:table-cell office:value-type="string" calcext:value-type="string">
            <text:p>lambd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]+3" office:value-type="float" office:value="4" calcext:value-type="float">
            <text:p>4</text:p>
          </table:table-cell>
          <table:table-cell table:formula="of:=([.C2])*1.45+2.72" office:value-type="float" office:value="8.52" calcext:value-type="float">
            <text:p>8.52</text:p>
          </table:table-cell>
          <table:table-cell table:formula="of:=(2*[.C2]+1)*[.I$4]^2/(8*[.I$2]*([.D2]*0.0000000001)^2)" office:value-type="float" office:value="7.46974014421082E-019" calcext:value-type="float">
            <text:p>7.46974014421082E-19</text:p>
          </table:table-cell>
          <table:table-cell table:formula="of:=[.I$4]*[.I$3]/[.E2]/0.000000001" office:value-type="float" office:value="265.22662927377" calcext:value-type="float">
            <text:p>265.22662927377</text:p>
          </table:table-cell>
          <table:table-cell/>
          <table:table-cell office:value-type="string" calcext:value-type="string">
            <text:p>m</text:p>
          </table:table-cell>
          <table:table-cell table:style-name="ce1" office:value-type="float" office:value="9.109E-031" calcext:value-type="float">
            <text:p>9.11E-31</text:p>
          </table:table-cell>
          <table:table-cell/>
          <table:table-cell table:formula="of:=2.49*([.B2]+1)+5.67" office:value-type="float" office:value="10.65" calcext:value-type="float">
            <text:p>10.65</text:p>
          </table:table-cell>
          <table:table-cell table:formula="of:=(2*[.C2]+1)*[.I$4]^2/(8*[.I$2]*([.K2]*0.0000000001)^2)" office:value-type="float" office:value="4.78063369229492E-019" calcext:value-type="float">
            <text:p>4.78063369229492E-19</text:p>
          </table:table-cell>
          <table:table-cell table:formula="of:=[.I$4]*[.I$3]/[.L2]/0.000000001" office:value-type="float" office:value="414.416608240266" calcext:value-type="float">
            <text:p>414.416608240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3]+3" office:value-type="float" office:value="5" calcext:value-type="float">
            <text:p>5</text:p>
          </table:table-cell>
          <table:table-cell table:formula="of:=([.C3])*1.45+2.72" office:value-type="float" office:value="9.97" calcext:value-type="float">
            <text:p>9.97</text:p>
          </table:table-cell>
          <table:table-cell table:formula="of:=(2*[.C3]+1)*[.I$4]^2/(8*[.I$2]*([.D3]*0.0000000001)^2)" office:value-type="float" office:value="6.66721626442632E-019" calcext:value-type="float">
            <text:p>6.66721626442632E-19</text:p>
          </table:table-cell>
          <table:table-cell table:formula="of:=[.I$4]*[.I$3]/[.E3]/0.000000001" office:value-type="float" office:value="297.151602921713" calcext:value-type="float">
            <text:p>297.151602921713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299000000" calcext:value-type="float">
            <text:p>2.99E+08</text:p>
          </table:table-cell>
          <table:table-cell/>
          <table:table-cell table:formula="of:=2.49*([.B3]+1)+5.67" office:value-type="float" office:value="13.14" calcext:value-type="float">
            <text:p>13.14</text:p>
          </table:table-cell>
          <table:table-cell table:formula="of:=(2*[.C3]+1)*[.I$4]^2/(8*[.I$2]*([.K3]*0.0000000001)^2)" office:value-type="float" office:value="3.8383460704103E-019" calcext:value-type="float">
            <text:p>3.8383460704103E-19</text:p>
          </table:table-cell>
          <table:table-cell table:formula="of:=[.I$4]*[.I$3]/[.L3]/0.000000001" office:value-type="float" office:value="516.153041872074" calcext:value-type="float">
            <text:p>516.153041872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4]+3" office:value-type="float" office:value="6" calcext:value-type="float">
            <text:p>6</text:p>
          </table:table-cell>
          <table:table-cell table:formula="of:=([.C4])*1.45+2.72" office:value-type="float" office:value="11.42" calcext:value-type="float">
            <text:p>11.42</text:p>
          </table:table-cell>
          <table:table-cell table:formula="of:=(2*[.C4]+1)*[.I$4]^2/(8*[.I$2]*([.D4]*0.0000000001)^2)" office:value-type="float" office:value="6.00555734856129E-019" calcext:value-type="float">
            <text:p>6.00555734856129E-19</text:p>
          </table:table-cell>
          <table:table-cell table:formula="of:=[.I$4]*[.I$3]/[.E4]/0.000000001" office:value-type="float" office:value="329.890114274675" calcext:value-type="float">
            <text:p>329.890114274675</text:p>
          </table:table-cell>
          <table:table-cell/>
          <table:table-cell office:value-type="string" calcext:value-type="string">
            <text:p>h</text:p>
          </table:table-cell>
          <table:table-cell table:style-name="ce1" office:value-type="float" office:value="6.626E-034" calcext:value-type="float">
            <text:p>6.63E-34</text:p>
          </table:table-cell>
          <table:table-cell/>
          <table:table-cell table:formula="of:=2.49*([.B4]+1)+5.67" office:value-type="float" office:value="15.63" calcext:value-type="float">
            <text:p>15.63</text:p>
          </table:table-cell>
          <table:table-cell table:formula="of:=(2*[.C4]+1)*[.I$4]^2/(8*[.I$2]*([.K4]*0.0000000001)^2)" office:value-type="float" office:value="3.20602991439068E-019" calcext:value-type="float">
            <text:p>3.20602991439068E-19</text:p>
          </table:table-cell>
          <table:table-cell table:formula="of:=[.I$4]*[.I$3]/[.L4]/0.000000001" office:value-type="float" office:value="617.952437407788" calcext:value-type="float">
            <text:p>617.9524374077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 pairs</text:p>
          </table:table-cell>
          <table:table-cell office:value-type="string" calcext:value-type="string">
            <text:p>lambda exp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+3"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table:formula="of:=SQRT((2*[.C7]+1)*[.D7]*0.000000001*[.I$4]/(8*[.I$2]*[.I$3]))/0.0000000001" office:value-type="float" office:value="12.4901731683211" calcext:value-type="float">
            <text:p>12.4901731683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8]+3" office:value-type="float" office:value="5" calcext:value-type="float">
            <text:p>5</text:p>
          </table:table-cell>
          <table:table-cell office:value-type="float" office:value="670" calcext:value-type="float">
            <text:p>670</text:p>
          </table:table-cell>
          <table:table-cell table:formula="of:=SQRT((2*[.C8]+1)*[.D8]*0.000000001*[.I$4]/(8*[.I$2]*[.I$3]))/0.0000000001" office:value-type="float" office:value="14.9707487234596" calcext:value-type="float">
            <text:p>14.9707487234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9]+3" office:value-type="float" office:value="6" calcext:value-type="float">
            <text:p>6</text:p>
          </table:table-cell>
          <table:table-cell office:value-type="float" office:value="767" calcext:value-type="float">
            <text:p>767</text:p>
          </table:table-cell>
          <table:table-cell table:formula="of:=SQRT((2*[.C9]+1)*[.D9]*0.000000001*[.I$4]/(8*[.I$2]*[.I$3]))/0.0000000001" office:value-type="float" office:value="17.4132219341644" calcext:value-type="float">
            <text:p>17.413221934164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2:09:35.104378649</meta:creation-date>
    <dc:date>2019-08-21T14:19:21.097904247</dc:date>
    <meta:editing-duration>PT8M2S</meta:editing-duration>
    <meta:editing-cycles>2</meta:editing-cycles>
    <meta:generator>LibreOffice/6.1.6.3$Linux_X86_64 LibreOffice_project/10$Build-3</meta:generator>
    <meta:document-statistic meta:table-count="1" meta:cell-count="53" meta:object-count="0"/>
  </office:meta>
</office:document-meta>
</file>